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3ADFEE0AF66AB4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62cm" draw:z-index="0"><draw:image xlink:href="Pictures/1000000100000780000004383ADFEE0AF66AB4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5:12:43.067154906</meta:creation-date>
    <dc:date>2023-10-23T15:13:03.616003070</dc:date>
    <meta:editing-duration>PT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